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52.74" calcext:value-type="float">
            <text:p>52,74</text:p>
          </table:table-cell>
          <table:table-cell table:formula="of:=100 - SUM([.A2:.B2])" office:value-type="float" office:value="47.26" calcext:value-type="float">
            <text:p>47,26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 office:value-type="float" office:value="1594.89146209" calcext:value-type="float">
            <text:p>1594,89146209</text:p>
          </table:table-cell>
          <table:table-cell office:value-type="float" office:value="0.109270095825" calcext:value-type="float">
            <text:p>0,109270095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53.97" calcext:value-type="float">
            <text:p>53,97</text:p>
          </table:table-cell>
          <table:table-cell table:formula="of:=100 - SUM([.A3:.B3])" office:value-type="float" office:value="46.03" calcext:value-type="float">
            <text:p>46,03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 office:value-type="float" office:value="1605.14005899" calcext:value-type="float">
            <text:p>1605,14005899</text:p>
          </table:table-cell>
          <table:table-cell office:value-type="float" office:value="0.116742134094" calcext:value-type="float">
            <text:p>0,1167421341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5.95" calcext:value-type="float">
            <text:p>95,95</text:p>
          </table:table-cell>
          <table:table-cell table:formula="of:=100 - SUM([.A4:.B4])" office:value-type="float" office:value="4.05" calcext:value-type="float">
            <text:p>4,05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 office:value-type="float" office:value="1612.46704102" calcext:value-type="float">
            <text:p>1612,46704102</text:p>
          </table:table-cell>
          <table:table-cell office:value-type="float" office:value="0.124696016312" calcext:value-type="float">
            <text:p>0,124696016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75" calcext:value-type="float">
            <text:p>95,75</text:p>
          </table:table-cell>
          <table:table-cell table:formula="of:=100 - SUM([.A5:.B5])" office:value-type="float" office:value="4.25" calcext:value-type="float">
            <text:p>4,25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 office:value-type="float" office:value="1617.14211392" calcext:value-type="float">
            <text:p>1617,14211392</text:p>
          </table:table-cell>
          <table:table-cell office:value-type="float" office:value="0.132843971252" calcext:value-type="float">
            <text:p>0,132843971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51" calcext:value-type="float">
            <text:p>95,51</text:p>
          </table:table-cell>
          <table:table-cell table:formula="of:=100 - SUM([.A6:.B6])" office:value-type="float" office:value="4.49" calcext:value-type="float">
            <text:p>4,49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 office:value-type="float" office:value="1625.23511195" calcext:value-type="float">
            <text:p>1625,23511195</text:p>
          </table:table-cell>
          <table:table-cell office:value-type="float" office:value="0.140017986298" calcext:value-type="float">
            <text:p>0,140017986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1" calcext:value-type="float">
            <text:p>95,61</text:p>
          </table:table-cell>
          <table:table-cell table:formula="of:=100 - SUM([.A7:.B7])" office:value-type="float" office:value="4.39" calcext:value-type="float">
            <text:p>4,39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 office:value-type="float" office:value="1632.86290812" calcext:value-type="float">
            <text:p>1632,86290812</text:p>
          </table:table-cell>
          <table:table-cell office:value-type="float" office:value="0.152284145355" calcext:value-type="float">
            <text:p>0,152284145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5.58" calcext:value-type="float">
            <text:p>95,58</text:p>
          </table:table-cell>
          <table:table-cell table:formula="of:=100 - SUM([.A8:.B8])" office:value-type="float" office:value="4.42" calcext:value-type="float">
            <text:p>4,42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 office:value-type="float" office:value="1640.47571087" calcext:value-type="float">
            <text:p>1640,47571087</text:p>
          </table:table-cell>
          <table:table-cell office:value-type="float" office:value="0.157287120819" calcext:value-type="float">
            <text:p>0,1572871208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77" calcext:value-type="float">
            <text:p>95,77</text:p>
          </table:table-cell>
          <table:table-cell table:formula="of:=100 - SUM([.A9:.B9])" office:value-type="float" office:value="4.23" calcext:value-type="float">
            <text:p>4,23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 office:value-type="float" office:value="1646.15830493" calcext:value-type="float">
            <text:p>1646,15830493</text:p>
          </table:table-cell>
          <table:table-cell office:value-type="float" office:value="0.166588783264" calcext:value-type="float">
            <text:p>0,1665887833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8" calcext:value-type="float">
            <text:p>95,8</text:p>
          </table:table-cell>
          <table:table-cell table:formula="of:=100 - SUM([.A10:.B10])" office:value-type="float" office:value="4.2" calcext:value-type="float">
            <text:p>4,2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 office:value-type="float" office:value="1653.86346722" calcext:value-type="float">
            <text:p>1653,86346722</text:p>
          </table:table-cell>
          <table:table-cell office:value-type="float" office:value="0.174638032913" calcext:value-type="float">
            <text:p>0,174638032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34" calcext:value-type="float">
            <text:p>95,34</text:p>
          </table:table-cell>
          <table:table-cell table:formula="of:=100 - SUM([.A11:.B11])" office:value-type="float" office:value="4.66" calcext:value-type="float">
            <text:p>4,66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 office:value-type="float" office:value="1663.16929007" calcext:value-type="float">
            <text:p>1663,16929007</text:p>
          </table:table-cell>
          <table:table-cell office:value-type="float" office:value="0.184875965118" calcext:value-type="float">
            <text:p>0,18487596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202" calcext:value-type="float">
            <text:p>87,202</text:p>
          </table:table-cell>
          <table:table-cell table:formula="of:=AVERAGE([.C2:.C11])" office:value-type="float" office:value="12.798" calcext:value-type="float">
            <text:p>12,798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1629.140546918" calcext:value-type="float">
            <text:p>1629,140546918</text:p>
          </table:table-cell>
          <table:table-cell table:formula="of:=SUM([.H2:.H11])/10" office:value-type="float" office:value="0.145924425125" calcext:value-type="float">
            <text:p>0,145924425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4:16.9937213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1:27:17.352141635</meta:creation-date>
    <dc:date>2018-01-17T15:35:54.302009107</dc:date>
    <meta:editing-duration>PT7M46S</meta:editing-duration>
    <meta:editing-cycles>3</meta:editing-cycles>
    <meta:generator>LibreOffice/5.1.6.2$Linux_X86_64 LibreOffice_project/10m0$Build-2</meta:generator>
    <meta:document-statistic meta:table-count="1" meta:cell-count="114" meta:object-count="0"/>
  </office:meta>
</office:document-meta>
</file>